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ТекстДокумента" style:list-style-name="L2"/>
    <style:style style:name="P2" style:family="paragraph" style:parent-style-name="ТекстДокумента" style:list-style-name="L7"/>
    <style:style style:name="P3" style:family="paragraph" style:parent-style-name="ТекстДокумента" style:list-style-name="L8"/>
    <style:style style:name="P4" style:family="paragraph" style:parent-style-name="ТекстДокумента" style:list-style-name="L9"/>
    <style:style style:name="P5" style:family="paragraph" style:parent-style-name="ТекстДокумента" style:list-style-name="L10"/>
    <style:style style:name="P6" style:family="paragraph" style:parent-style-name="ТекстДокумента" style:list-style-name="L1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ЗаглавиеДокумента" text:outline-level="1" text:is-list-header="true">Роли на выступлении</text:h>
      <text:list xml:id="list944423228096830603" text:style-name="L2">
        <text:list-item>
          <text:p text:style-name="P1">Рядовой участник</text:p>
        </text:list-item>
        <text:list-item>
          <text:p text:style-name="P1">Организатор</text:p>
        </text:list-item>
        <text:list-item>
          <text:p text:style-name="P1">Встречающий</text:p>
        </text:list-item>
        <text:list-item>
          <text:p text:style-name="P1">Регистратор</text:p>
        </text:list-item>
        <text:list-item>
          <text:p text:style-name="P1">Старший регистратор</text:p>
        </text:list-item>
        <text:list-item>
          <text:p text:style-name="P1">Спикер</text:p>
        </text:list-item>
        <text:list-item>
          <text:p text:style-name="P1">Ассистент спикера</text:p>
        </text:list-item>
        <text:list-item>
          <text:p text:style-name="P1">Президиум</text:p>
        </text:list-item>
      </text:list>
      <text:h text:style-name="Роль" text:outline-level="2" text:is-list-header="true">Рядовой участник</text:h>
      <text:list xml:id="list8079168080069686352" text:style-name="L7">
        <text:list-item>
          <text:p text:style-name="P2">Вовремя появиться на мероприятии</text:p>
        </text:list-item>
        <text:list-item>
          <text:p text:style-name="P2">Активно участвовать в ходе мероприятия</text:p>
        </text:list-item>
      </text:list>
      <text:h text:style-name="Роль" text:outline-level="2" text:is-list-header="true">Организатор</text:h>
      <text:list xml:id="list7893586690556178568" text:style-name="L8">
        <text:list-item>
          <text:p text:style-name="P3">Убедиться, что участники мероприятия знают о месте и времени проведения и имеют на руках программу и тезисы.</text:p>
        </text:list-item>
        <text:list-item>
          <text:p text:style-name="P3">Убедиться, что объект готов к проведению мероприятия</text:p>
        </text:list-item>
        <text:list-item>
          <text:p text:style-name="P3">Начать мероприятие строго во время, определенное регламентом.</text:p>
        </text:list-item>
        <text:list-item>
          <text:p text:style-name="P3">Четко сформулировать в начале тему мероприятия секции; объявлять докладчиков и тему каждого выступления.</text:p>
        </text:list-item>
        <text:list-item>
          <text:p text:style-name="P3">Поддерживать дискуссию в рамках вопросов, поднятых в докладах, не позволять участникам дискуссии и тем, кто задает вопросы, уходить слишком далеко в сторону от темы.</text:p>
        </text:list-item>
        <text:list-item>
          <text:p text:style-name="P3">Следить за соблюдением регламента, тактично ограничивать слишком говорливых участников дискуссии и докладчиков. В частности, необходимо предупреждать докладчиков за 1-2 минуты до окончания отведенного им времени.</text:p>
        </text:list-item>
        <text:list-item>
          <text:p text:style-name="P3">Поддерживать и провоцировать дискуссию, обращая внимание на те элементы докладов и выступлений, которые могут вызвать возражения. Фиксировать для себя наиболее интересные дискуссионные вопросы, возможные выводы и рекомендации по обсуждаемым темам и по организации конференции.</text:p>
        </text:list-item>
        <text:list-item>
          <text:p text:style-name="P3">В конце мероприятия организатору целесообразно выступить с кратким резюме по итогам мероприятия (не более 5 минут), в котором необходимо: </text:p>
          <text:list>
            <text:list-item>
              <text:p text:style-name="P3"><text:soft-page-break/>отметить общий успех (или неуспех); </text:p>
            </text:list-item>
            <text:list-item>
              <text:p text:style-name="P3">напомнить участникам наиболее острые дискуссионные вопросы и подходы к их решению, высказанные на мероприятии; </text:p>
            </text:list-item>
            <text:list-item>
              <text:p text:style-name="P3">внести предложения по дальнейшему изучению данной проблематики, которые вытекали из обсуждения на мероприятии </text:p>
            </text:list-item>
          </text:list>
        </text:list-item>
      </text:list>
      <text:h text:style-name="Роль" text:outline-level="2" text:is-list-header="true">Встречающий</text:h>
      <text:list xml:id="list946055194840697103" text:style-name="L9">
        <text:list-item>
          <text:p text:style-name="P4">Должны стоять у входа и встречать приходящих участников</text:p>
        </text:list-item>
        <text:list-item>
          <text:p text:style-name="P4">Быть максимально вежливыми, тактичными, учтивыми, дружелюбными</text:p>
        </text:list-item>
        <text:list-item>
          <text:p text:style-name="P4">Первыми отвечать на вопросы, которых участник ещё не задал, но задаст</text:p>
        </text:list-item>
        <text:list-item>
          <text:p text:style-name="P4">Рассказать где всё находится (уборная в том числе)</text:p>
        </text:list-item>
        <text:list-item>
          <text:p text:style-name="P4">Проводить участника к стойке регистрации</text:p>
        </text:list-item>
      </text:list>
      <text:h text:style-name="Роль" text:outline-level="2" text:is-list-header="true">Регистратор</text:h>
      <text:list xml:id="list4349693007620559639" text:style-name="L10">
        <text:list-item>
          <text:p text:style-name="P5">Проводит процесс регистрации по чек-листу</text:p>
        </text:list-item>
        <text:list-item>
          <text:p text:style-name="P5">Поддерживает за столом идеальный порядок</text:p>
        </text:list-item>
        <text:list-item>
          <text:p text:style-name="P5">Во время регистрации за столом стоит, садится только после начала мероприятия</text:p>
        </text:list-item>
        <text:list-item>
          <text:p text:style-name="P5">В случае внештатной ситуации провожает участника столу старшего регистратора </text:p>
        </text:list-item>
      </text:list>
      <text:h text:style-name="Роль" text:outline-level="2" text:is-list-header="true">Старший регистратор</text:h>
      <text:list xml:id="list2002928465" text:continue-numbering="true" text:style-name="L10">
        <text:list-item>
          <text:p text:style-name="P5">Поддерживает за столом идеальный порядок</text:p>
        </text:list-item>
        <text:list-item>
          <text:p text:style-name="P5">Во время регистрации за столом стоит, садится только после начала мероприятия</text:p>
        </text:list-item>
        <text:list-item>
          <text:p text:style-name="P5">В случае внештатной ситуации принимает участника от регистратора</text:p>
        </text:list-item>
      </text:list>
      <text:h text:style-name="Роль" text:outline-level="2" text:is-list-header="true">Спикер</text:h>
      <text:list xml:id="list906090262" text:continue-numbering="true" text:style-name="L10">
        <text:list-item>
          <text:p text:style-name="P5">Проводит презентацию</text:p>
        </text:list-item>
        <text:list-item>
          <text:p text:style-name="P5">Увлекает слушателей</text:p>
        </text:list-item>
      </text:list>
      <text:h text:style-name="Роль" text:outline-level="2" text:is-list-header="true">Ассистент спикера</text:h>
      <text:list xml:id="list1513051918" text:continue-numbering="true" text:style-name="L10">
        <text:list-item>
          <text:p text:style-name="P5">Необязательный элемент мероприятия</text:p>
        </text:list-item>
        <text:list-item>
          <text:p text:style-name="P5">Помогает проводить презентацию (переключает слайды и тд.)</text:p>
        </text:list-item>
      </text:list>
      <text:h text:style-name="Роль" text:outline-level="2" text:is-list-header="true"><text:soft-page-break/>Президиум</text:h>
      <text:list xml:id="list7814575758210697915" text:style-name="L11">
        <text:list-item>
          <text:p text:style-name="P6">Почётные гости на мероприятии</text:p>
        </text:list-item>
      </text:list>
      <text:list xml:id="list896229339" text:continue-list="list1513051918" text:style-name="L10">
        <text:list-item>
          <text:p text:style-name="P5">Слушают выступления спикеров и производят их оценку</text:p>
        </text:list-item>
        <text:list-item>
          <text:p text:style-name="P5">Дают оценку мероприят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лавиеДокумента" style:family="paragraph" style:parent-style-name="Heading_20_1" style:class="text" style:master-page-name="">
      <style:paragraph-properties fo:margin-top="0.42cm" fo:margin-bottom="0.3cm" fo:text-align="center" style:justify-single-word="false" style:page-number="auto" fo:background-color="transparent">
        <style:tab-stops/>
        <style:background-image/>
      </style:paragraph-properties>
      <style:text-properties fo:color="#000000" fo:font-size="18pt"/>
    </style:style>
    <style:style style:name="ТекстДокумента" style:family="paragraph" style:parent-style-name="Text_20_body" style:class="text" style:master-page-name="">
      <style:paragraph-properties fo:margin-top="0cm" fo:margin-bottom="0.199cm" style:line-height-at-least="0cm" style:page-number="auto" fo:background-color="transparent" style:shadow="none">
        <style:tab-stops/>
        <style:background-image/>
      </style:paragraph-properties>
      <style:text-properties fo:color="#000000" fo:font-size="14pt" style:font-weight-asian="normal"/>
    </style:style>
    <style:style style:name="Роль" style:family="paragraph" style:parent-style-name="Heading_20_2" style:class="text">
      <style:text-properties fo:color="#000000" fo:font-size="16pt" fo:font-style="normal" fo:font-weight="bold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6T19:35:00</meta:creation-date>
    <dc:date>2020-11-16T19:46:44</dc:date>
    <meta:editing-duration>PT11M44S</meta:editing-duration>
    <meta:editing-cycles>5</meta:editing-cycles>
    <meta:generator>OpenOffice/4.1.7$Unix OpenOffice.org_project/417m1$Build-9800</meta:generator>
    <meta:document-statistic meta:table-count="0" meta:image-count="0" meta:object-count="0" meta:page-count="3" meta:paragraph-count="49" meta:word-count="372" meta:character-count="2635"/>
  </office:meta>
</office:document-meta>
</file>